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SUM([.E5:.E8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SUM([.E5:.E6];[.E9];[.E10])" office:value-type="float" office:value="0">
            <text:p>0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0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12-19T22:44:29</meta:creation-date>
    <dc:date>2015-05-05T20:58:17</dc:date>
    <meta:editing-duration>PT21H54M36S</meta:editing-duration>
    <meta:editing-cycles>9</meta:editing-cycles>
    <meta:generator>OpenOffice.org/3.3$Unix OpenOffice.org_project/330m20$Build-9567</meta:generator>
    <dc:creator>Carlos Alphonso Ezequiel</dc:creator>
    <meta:document-statistic meta:table-count="3" meta:cell-count="55" meta:object-count="0"/>
  </office:meta>
</office:document-meta>
</file>